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95675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8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/>
    </style:style>
    <style:style style:name="P9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11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2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3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4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5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6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7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8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0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1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2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283ef2" style:text-blinking="false" fo:background-color="transparent"/>
    </style:style>
    <style:style style:name="P23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fdde4" officeooo:paragraph-rsid="005c271e" style:text-blinking="false" fo:background-color="transparent" style:font-size-asian="10pt" style:font-size-complex="10pt"/>
    </style:style>
    <style:style style:name="P24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.1499996185303pt" fo:font-style="normal" style:text-underline-style="none" fo:font-weight="bold" style:text-blinking="false" fo:background-color="transparent"/>
    </style:style>
    <style:style style:name="P27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2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officeooo:paragraph-rsid="004fc84c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fc84c" officeooo:paragraph-rsid="004ecd8c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32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3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4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5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6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7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38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39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529fbc"/>
    </style:style>
    <style:style style:name="P4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ad24d" officeooo:paragraph-rsid="005c271e" style:text-blinking="false" fo:background-color="transparent" style:font-size-asian="10pt" style:font-size-complex="10pt"/>
    </style:style>
    <style:style style:name="P4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bb7ce" officeooo:paragraph-rsid="005c271e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bb7ce" officeooo:paragraph-rsid="004bb7ce" style:text-blinking="false" fo:background-color="transparent" style:font-size-asian="10pt" style:font-size-complex="10pt"/>
    </style:style>
    <style:style style:name="P4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9f669" officeooo:paragraph-rsid="0049f669" style:text-blinking="false" fo:background-color="transparent" style:font-size-asian="10pt" style:font-size-complex="10pt"/>
    </style:style>
    <style:style style:name="P4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c271e" officeooo:paragraph-rsid="005c271e" style:text-blinking="false" fo:background-color="transparent" style:font-size-asian="10pt" style:font-size-complex="10pt"/>
    </style:style>
    <style:style style:name="P4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e1f8b" officeooo:paragraph-rsid="005e1f8b" style:text-blinking="false" fo:background-color="transparent" style:font-size-asian="10pt" style:font-size-complex="10pt"/>
    </style:style>
    <style:style style:name="P4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47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8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49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0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51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officeooo:paragraph-rsid="004fc84c" style:text-blinking="false" fo:background-color="transparent" style:font-size-asian="10pt" style:font-size-complex="10pt"/>
    </style:style>
    <style:style style:name="P53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54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59ae87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53488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ad24d" style:text-blinking="false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tyle-asian="normal" style:font-size-complex="10pt" style:font-style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officeooo:rsid="00529fbc" style:text-blinking="false" fo:background-color="transparent" loext:char-shading-value="0" style:font-size-asian="10pt" style:font-style-asian="italic" style:font-size-complex="10pt" style:font-style-complex="italic"/>
    </style:style>
    <style:style style:name="T25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loext:char-shading-value="0" style:font-size-asian="10pt" style:font-size-complex="10pt"/>
    </style:style>
    <style:style style:name="T26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27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28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3b3b36" fo:background-color="transparent" loext:char-shading-value="0"/>
    </style:style>
    <style:style style:name="T32" style:family="text">
      <style:text-properties officeooo:rsid="003cb4df" fo:background-color="transparent" loext:char-shading-value="0"/>
    </style:style>
    <style:style style:name="T33" style:family="text">
      <style:text-properties officeooo:rsid="00529fbc" fo:background-color="transparent" loext:char-shading-value="0"/>
    </style:style>
    <style:style style:name="T34" style:family="text">
      <style:text-properties officeooo:rsid="00529fbc" fo:background-color="transparent" loext:char-shading-value="0" style:font-style-asian="normal" style:font-style-complex="normal"/>
    </style:style>
    <style:style style:name="T35" style:family="text">
      <style:text-properties officeooo:rsid="001fa2d0" fo:background-color="transparent" loext:char-shading-value="0" style:font-style-asian="normal" style:font-style-complex="normal"/>
    </style:style>
    <style:style style:name="T36" style:family="text">
      <style:text-properties officeooo:rsid="005306f3" fo:background-color="transparent" loext:char-shading-value="0"/>
    </style:style>
    <style:style style:name="T37" style:family="text">
      <style:text-properties officeooo:rsid="00394f40" fo:background-color="transparent" loext:char-shading-value="0"/>
    </style:style>
    <style:style style:name="T38" style:family="text">
      <style:text-properties fo:font-style="italic" fo:background-color="transparent" loext:char-shading-value="0"/>
    </style:style>
    <style:style style:name="T39" style:family="text">
      <style:text-properties fo:font-style="italic" officeooo:rsid="00529fbc" fo:background-color="transparent" loext:char-shading-value="0"/>
    </style:style>
    <style:style style:name="T40" style:family="text">
      <style:text-properties fo:font-style="italic" officeooo:rsid="00529fbc" fo:background-color="transparent" loext:char-shading-value="0" style:font-style-asian="normal" style:font-style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b0f9f" style:font-style-asian="italic" style:font-style-complex="italic"/>
    </style:style>
    <style:style style:name="T43" style:family="text">
      <style:text-properties style:font-name="Lucida Grande" officeooo:rsid="001c223e" style:font-name-asian="Lucida Grande" style:font-name-complex="Lucida Grande"/>
    </style:style>
    <style:style style:name="T44" style:family="text">
      <style:text-properties officeooo:rsid="001c223e" style:font-name-asian="Arial Unicode MS" style:font-name-complex="Arial Unicode MS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10pt" officeooo:rsid="001e1346" style:font-size-asian="10pt" style:font-size-complex="10pt"/>
    </style:style>
    <style:style style:name="T47" style:family="text">
      <style:text-properties fo:font-size="10pt" officeooo:rsid="001fbcdb" style:font-size-asian="10pt" style:font-size-complex="10pt"/>
    </style:style>
    <style:style style:name="T48" style:family="text">
      <style:text-properties fo:font-size="10pt" officeooo:rsid="002059a3" style:font-size-asian="10pt" style:font-size-complex="10pt"/>
    </style:style>
    <style:style style:name="T49" style:family="text">
      <style:text-properties fo:font-size="10pt" officeooo:rsid="00283ef2" style:font-size-asian="10pt" style:font-size-complex="10pt"/>
    </style:style>
    <style:style style:name="T50" style:family="text">
      <style:text-properties fo:font-size="10pt" officeooo:rsid="003795d7" style:font-size-asian="10pt" style:font-size-complex="10pt"/>
    </style:style>
    <style:style style:name="T51" style:family="text">
      <style:text-properties fo:font-size="10pt" officeooo:rsid="0049f669" style:font-size-asian="10pt" style:font-size-complex="10pt"/>
    </style:style>
    <style:style style:name="T52" style:family="text">
      <style:text-properties fo:font-size="10pt" officeooo:rsid="005c271e" style:font-size-asian="10pt" style:font-size-complex="10pt"/>
    </style:style>
    <style:style style:name="T53" style:family="text">
      <style:text-properties fo:font-size="9pt" fo:font-weight="normal" style:font-size-asian="9pt" style:font-size-complex="9pt"/>
    </style:style>
    <style:style style:name="T54" style:family="text">
      <style:text-properties fo:font-size="9pt" fo:font-weight="normal" officeooo:rsid="001d52ef" style:font-size-asian="9pt" style:font-size-complex="9pt"/>
    </style:style>
    <style:style style:name="T55" style:family="text">
      <style:text-properties officeooo:rsid="001dbe86"/>
    </style:style>
    <style:style style:name="T56" style:family="text">
      <style:text-properties officeooo:rsid="00292259"/>
    </style:style>
    <style:style style:name="T57" style:family="text">
      <style:text-properties officeooo:rsid="002b0f9f"/>
    </style:style>
    <style:style style:name="T58" style:family="text">
      <style:text-properties officeooo:rsid="00357544"/>
    </style:style>
    <style:style style:name="T59" style:family="text">
      <style:text-properties officeooo:rsid="00374ddd"/>
    </style:style>
    <style:style style:name="T60" style:family="text">
      <style:text-properties officeooo:rsid="00394acc"/>
    </style:style>
    <style:style style:name="T61" style:family="text">
      <style:text-properties officeooo:rsid="003cb4df"/>
    </style:style>
    <style:style style:name="T62" style:family="text">
      <style:text-properties officeooo:rsid="0040ec56"/>
    </style:style>
    <style:style style:name="T63" style:family="text">
      <style:text-properties officeooo:rsid="00453488"/>
    </style:style>
    <style:style style:name="T64" style:family="text">
      <style:text-properties officeooo:rsid="00484037"/>
    </style:style>
    <style:style style:name="T65" style:family="text">
      <style:text-properties officeooo:rsid="00495675"/>
    </style:style>
    <style:style style:name="T66" style:family="text">
      <style:text-properties officeooo:rsid="0049f669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officeooo:rsid="004ad24d"/>
    </style:style>
    <style:style style:name="T69" style:family="text">
      <style:text-properties officeooo:rsid="004bb7ce"/>
    </style:style>
    <style:style style:name="T70" style:family="text">
      <style:text-properties officeooo:rsid="004c801d"/>
    </style:style>
    <style:style style:name="T71" style:family="text">
      <style:text-properties officeooo:rsid="004fc84c"/>
    </style:style>
    <style:style style:name="T72" style:family="text">
      <style:text-properties officeooo:rsid="002d33ca"/>
    </style:style>
    <style:style style:name="T73" style:family="text">
      <style:text-properties officeooo:rsid="0051b784"/>
    </style:style>
    <style:style style:name="T74" style:family="text">
      <style:text-properties officeooo:rsid="00529fbc"/>
    </style:style>
    <style:style style:name="T75" style:family="text">
      <style:text-properties officeooo:rsid="005306f3"/>
    </style:style>
    <style:style style:name="T76" style:family="text">
      <style:text-properties officeooo:rsid="00394f40"/>
    </style:style>
    <style:style style:name="T77" style:family="text">
      <style:text-properties officeooo:rsid="005408ed"/>
    </style:style>
    <style:style style:name="T78" style:family="text">
      <style:text-properties officeooo:rsid="005c271e"/>
    </style:style>
    <style:style style:name="T79" style:family="text">
      <style:text-properties officeooo:rsid="005e1f8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docs-internal-guid-f181235a-b7fe-9cc7-b391-1497db5449f7"/>Greg Sandell</text:p>
      <text:p text:style-name="P6">Los Angeles, CA</text:p>
      <text:p text:style-name="P20">(<text:span text:style-name="T56">213</text:span>) <text:span text:style-name="T56">479-0790</text:span> <text:s/><text:span text:style-name="T43">•</text:span><text:span text:style-name="T44"> </text:span><text:s/><text:a xlink:type="simple" xlink:href="mailto:GREG.SANDELL@GMAIL.COM" text:style-name="Internet_20_link" text:visited-style-name="Visited_20_Internet_20_Link">GREG.SANDELL@GMAIL.COM</text:a> <text:s/><text:span text:style-name="T43">•</text:span><text:span text:style-name="T44"> </text:span><text:s/><text:span text:style-name="T53">Portfolio/</text:span><text:span text:style-name="T54">c</text:span><text:span text:style-name="T53">ode: </text:span><text:a xlink:type="simple" xlink:href="http://gregsandell.com/" text:style-name="Internet_20_link" text:visited-style-name="Visited_20_Internet_20_Link"><text:span text:style-name="T53">gregsandell.com</text:span></text:a></text:p>
      <text:h text:style-name="P8" text:outline-level="1">Skills</text:h>
      <text:p text:style-name="P22"><text:span text:style-name="T45">I </text:span><text:span text:style-name="T46">have</text:span><text:span text:style-name="T45"> </text:span><text:span text:style-name="T50">over ten</text:span><text:span text:style-name="T45"> years experience </text:span><text:span text:style-name="T47">in</text:span><text:span text:style-name="T45"> </text:span><text:span text:style-name="T52">Full Stack</text:span><text:span text:style-name="T47"> Development of</text:span><text:span text:style-name="T45"> web-based application</text:span><text:span text:style-name="T47">s, playing a delivery role in medium to large </text:span><text:span text:style-name="T48">enterprise </text:span><text:span text:style-name="T47">projects </text:span><text:span text:style-name="T49">in </text:span><text:span text:style-name="T51">NodeJs, </text:span><text:span text:style-name="T49">Java </text:span><text:span text:style-name="T51">and </text:span><text:span text:style-name="T49">Open Source environments</text:span><text:span text:style-name="T45">. <text:s/></text:span><text:span text:style-name="T46">I focus on the Front End programming logic for transactional web pages, </text:span><text:span text:style-name="T52">A</text:span><text:span text:style-name="T51">utomat</text:span><text:span text:style-name="T52">ed UI</text:span><text:span text:style-name="T51"> tests and </text:span><text:span text:style-name="T46">deploy</text:span><text:span text:style-name="T51">ing</text:span><text:span text:style-name="T46"> designs in HTML5 </text:span><text:span text:style-name="T47">and </text:span><text:span text:style-name="T46">CSS3.</text:span></text:p>
      <text:p text:style-name="P23"><text:span text:style-name="T67">Technology stack</text:span> (ordered roughly by recency and strength): <text:s/>Javascript<text:span text:style-name="T66">/ES6/NodeJs</text:span>, React 15, Redux, Webpack<text:span text:style-name="T66">, Git, GitHub, BitBucket, npm, yarn, AWS, Linux, Yum, </text:span>AngularJS 1.4, Nightwatch, <text:span text:style-name="T66">InternJS</text:span>, <text:span text:style-name="T70">Selenium, BrowserStack, </text:span>HTML5, CSS3, <text:span text:style-name="T78">Postman, </text:span>Advanced Rest Client, <text:span text:style-name="T79">nginx, sqlite, </text:span>Bootstrap, <text:span text:style-name="T66">SASS, jQuery, Firebase, </text:span>Jenkins, Nexus, Artifactory, <text:span text:style-name="T69">Bugzilla, </text:span>Jasmine/Mocha/Sinon/Chai, LaunchDarkly, WebStorm, Rally, <text:span text:style-name="T64">Sencha </text:span>ExtJS 4.0.7, Atlassian<text:span text:style-name="T68"> code tools</text:span>, Eclipse, Oracle, <text:span text:style-name="T70">Stored Procedures, </text:span>Maven 4, Tomcat 6, GlassFish 3.1.2, JEE 6, JSP, <text:span text:style-name="T68">M</text:span>ysql, SQL Server.</text:p>
      <text:h text:style-name="P8" text:outline-level="1">Experience</text:h>
      <text:h text:style-name="P19" text:outline-level="2"><text:span text:style-name="T70">OCT 2017</text:span> – <text:span text:style-name="T70">PRESENT</text:span></text:h>
      <text:h text:style-name="P5" text:outline-level="3"><text:span text:style-name="T15">Crocs </text:span><text:span text:style-name="T17">Inc.</text:span><text:span text:style-name="T15">, </text:span><text:span text:style-name="T16">remote</text:span><text:span text:style-name="T18"> –</text:span><text:span text:style-name="T1"> </text:span><text:span text:style-name="T9">Software Development Engineer in Test</text:span></text:h>
      <text:list xml:id="list1930191336" text:style-name="L1">
        <text:list-item>
          <text:p text:style-name="P40"><text:span text:style-name="T78">Write web applications</text:span> in React/Redux <text:span text:style-name="T78">to support internal teams at Crocs</text:span></text:p>
        </text:list-item>
        <text:list-item>
          <text:p text:style-name="P41">Create NodeJs Automati<text:span text:style-name="T78">ed UI</text:span> <text:span text:style-name="T78">tests</text:span> in InternJS/BrowserStack against the Salesforce-based crocs.com eCommerce workflow, including coverage for major browsers and mobile devices</text:p>
        </text:list-item>
        <text:list-item>
          <text:p text:style-name="P43">Write custom <text:span text:style-name="T70">QA Automation</text:span> <text:span text:style-name="T70">APIs</text:span> <text:span text:style-name="T68">to simplify test writing and make latency, asynchrony &amp; race condition issues transparent to client code</text:span></text:p>
        </text:list-item>
        <text:list-item>
          <text:p text:style-name="P44">Write middleware code and REST services in React, sequelize, sqlite, Firebase</text:p>
        </text:list-item>
        <text:list-item>
          <text:p text:style-name="P45">Manage, configure and deploy production apps with AWS, Linux, nginx, bash scripts </text:p>
        </text:list-item>
        <text:list-item>
          <text:p text:style-name="P42">Interface with eCommerce shopping APIs: <text:s/>PayPal, SVS Giftcards, Adyen, <text:span text:style-name="T78">CardConnect, Signal, Kount</text:span></text:p>
        </text:list-item>
      </text:list>
      <text:h text:style-name="P19" text:outline-level="2"><text:span text:style-name="T63">AUG 2017</text:span> – <text:span text:style-name="T65">NOV 2017</text:span></text:h>
      <text:h text:style-name="P4" text:outline-level="3"><text:span text:style-name="T14">UC Irvine / Trilogy Ed</text:span><text:span text:style-name="T18"> –</text:span><text:span text:style-name="T1"> </text:span><text:span text:style-name="T2">Part Time </text:span><text:span text:style-name="T8">Course Instructor</text:span></text:h>
      <text:list xml:id="list110736283382323" text:continue-numbering="true" text:style-name="L1">
        <text:list-item>
          <text:p text:style-name="P46"><text:span text:style-name="T61">I</text:span>nstructor for “Fullstack Developer” bootcamp, <text:span text:style-name="T69">teaching HTML, CSS, Git, Bootstrap, Javascript, jQuery, Ajax, Firebase, Node.js</text:span></text:p>
        </text:list-item>
      </text:list>
      <text:h text:style-name="P18" text:outline-level="2"><text:span text:style-name="T57">APR 2016</text:span> – <text:span text:style-name="T62">JUNE 2017</text:span></text:h>
      <text:h text:style-name="P3" text:outline-level="3"><text:span text:style-name="T13">Ten-X</text:span><text:span text:style-name="T12">, </text:span><text:span text:style-name="T13">Irvine, </text:span><text:span text:style-name="T12">CA</text:span><text:span text:style-name="T18"> </text:span><text:span text:style-name="T1">- </text:span><text:span text:style-name="T7">Sr. Software Engineer</text:span></text:h>
      <text:list xml:id="list110735712959049" text:continue-numbering="true" text:style-name="L1">
        <text:list-item>
          <text:p text:style-name="P48"><text:span text:style-name="T71">Developed</text:span> <text:span text:style-name="T55">presentation layer and </text:span>application logic for hosted web application <text:span text:style-name="T42">auction.com</text:span><text:span text:style-name="T57">,</text:span> <text:span text:style-name="T61">a Real Estate auction transaction platform</text:span></text:p>
        </text:list-item>
        <text:list-item>
          <text:p text:style-name="P52"><text:span text:style-name="T71">Responsible for features </text:span>Search &amp; Discovery, Event Details, Calendar, User prefs and personalization, and Home page <text:span text:style-name="T71">written in AngularJS 1.4, React/Redux, ES6, ArcGIS, and Python</text:span></text:p>
        </text:list-item>
        <text:list-item>
          <text:p text:style-name="P27"><text:span text:style-name="T58">Wrote QA Automation tests using Selenium and Nightwatch (demo: </text:span><text:a xlink:type="simple" xlink:href="http://bit.ly/2wUjFcS" text:style-name="Internet_20_link" text:visited-style-name="Visited_20_Internet_20_Link"><text:span text:style-name="T58">http://bit.ly/2wUjFcS</text:span></text:a><text:span text:style-name="T58">)</text:span></text:p>
        </text:list-item>
        <text:list-item>
          <text:p text:style-name="P27"><text:span text:style-name="T71">D</text:span>esign and troubleshooting of REST <text:span text:style-name="T59">and </text:span>JSON-based <text:span text:style-name="T71">backend, </text:span>services, <text:span text:style-name="T72">Omniture tracking to and LaunchDarkly feature flags</text:span></text:p>
        </text:list-item>
      </text:list>
      <text:p text:style-name="P7"/>
      <text:h text:style-name="P17" text:outline-level="2"><text:soft-page-break/><text:span text:style-name="T55">OCT</text:span> 201<text:span text:style-name="T55">5</text:span> - <text:span text:style-name="T55">MAR</text:span> 201<text:span text:style-name="T55">6</text:span></text:h>
      <text:h text:style-name="P2" text:outline-level="3"><text:span text:style-name="T11">John Deere</text:span><text:span text:style-name="T10">, </text:span><text:span text:style-name="T16">remote</text:span><text:span text:style-name="T18"> </text:span><text:span text:style-name="T1">- </text:span><text:span text:style-name="T5">Front End Developer </text:span><text:span text:style-name="T6">Consultant</text:span></text:h>
      <text:list xml:id="list110736689380244" text:continue-numbering="true" text:style-name="L1">
        <text:list-item>
          <text:p text:style-name="P29">Developed AngularJS controllers, views, directives and services for <text:s/>hosted web application 'Sales Center', a 'build-a-Deere' tool for sales reps</text:p>
        </text:list-item>
        <text:list-item>
          <text:p text:style-name="P30">Wrote test coverage in Mocha, Sinon and Chai</text:p>
        </text:list-item>
        <text:list-item>
          <text:p text:style-name="P28">Collaborated with Back End team on design and troubleshooting of REST/JSON-based <text:span text:style-name="T71">services</text:span></text:p>
        </text:list-item>
      </text:list>
      <text:h text:style-name="P16" text:outline-level="2">NOV 2014 - AUG 2015</text:h>
      <text:h text:style-name="P1" text:outline-level="3"><text:span text:style-name="T10">CyberCoders, Irvine, CA</text:span><text:span text:style-name="T18"> </text:span><text:span text:style-name="T1">- </text:span><text:span text:style-name="T4">Front End Java Developer</text:span></text:h>
      <text:list xml:id="list110735203541826" text:continue-numbering="true" text:style-name="L1">
        <text:list-item>
          <text:p text:style-name="P47">Developer for hosted web application 'Compass', a CRM platform for Recruiters.</text:p>
        </text:list-item>
        <text:list-item>
          <text:p text:style-name="P31">Created UI widgets <text:span text:style-name="T73">and application logic for workflow tools in Sencha ExtJS 4.0.7 Javascript </text:span></text:p>
        </text:list-item>
        <text:list-item>
          <text:p text:style-name="P31"><text:span text:style-name="T73">Wrote backend Ajax/JSON components, test coverage in </text:span>Jasmine, <text:span text:style-name="T71">stress testing with jMeter</text:span></text:p>
        </text:list-item>
      </text:list>
      <text:h text:style-name="P15" text:outline-level="2">NOV 2013 - JUNE 2014</text:h>
      <text:h text:style-name="P1" text:outline-level="3"><text:span text:style-name="T10">Sears Holding Corporation, Chicago, IL</text:span><text:span text:style-name="T18"> </text:span><text:span text:style-name="T1">- </text:span><text:span text:style-name="T4">Developer</text:span></text:h>
      <text:list xml:id="list2238760901" text:style-name="L2">
        <text:list-item>
          <text:p text:style-name="P49">Member of Core Mobile team supporting <text:span text:style-name="T60">mobile version of </text:span>sears.com E-Commerce site </text:p>
        </text:list-item>
        <text:list-item>
          <text:p text:style-name="P32">Wrote AngularJS controllers, views, and services, UIs in HTML5/CSS3 from Photoshop PSDs, REST web services in coordination.</text:p>
        </text:list-item>
        <text:list-item>
          <text:p text:style-name="P32"><text:span text:style-name="T73">Launched mobile version of new fatures</text:span> <text:span text:style-name="T41">Shop Your Way</text:span> <text:span text:style-name="T73">(</text:span>loyalty card<text:span text:style-name="T73">) and</text:span> <text:span text:style-name="T41">Shop Your Way Max</text:span> (Sears version of Amazon Prime).</text:p>
        </text:list-item>
      </text:list>
      <text:h text:style-name="P15" text:outline-level="2">AUG 2012 - AUG 2013</text:h>
      <text:h text:style-name="P1" text:outline-level="3"><text:span text:style-name="T10">Pathfinder Software, Chicago, IL</text:span><text:span text:style-name="T18"> </text:span><text:span text:style-name="T1">- </text:span><text:span text:style-name="T4">Senior Software Engineer</text:span></text:h>
      <text:list xml:id="list3577871455" text:style-name="L3">
        <text:list-item>
          <text:p text:style-name="P50">Wrote mobile apps (iPhone, iPad) for medical clients Kimberly-Clark, Haemonetics, <text:span text:style-name="T74">and </text:span>Amer. Assn. of Critical Care Nurses <text:span text:style-name="T74">in</text:span> hybrid web/iOS AngularJS <text:span text:style-name="T74">and</text:span> jQuery Mobile, Trigger.io, TestFlight, and Rails/Heroku</text:p>
        </text:list-item>
      </text:list>
      <text:list xml:id="list730488050" text:style-name="L4">
        <text:list-item>
          <text:p text:style-name="P38"><text:span text:style-name="T30">Lead developer on </text:span><text:span text:style-name="T31">iPhone app</text:span><text:span text:style-name="T30"> </text:span><text:span text:style-name="T33">that was deployed in</text:span><text:span text:style-name="T30"> Apple AppStore </text:span><text:span text:style-name="T33">(</text:span><text:span text:style-name="T39">AACN Bedside</text:span><text:span text:style-name="T34">)</text:span></text:p>
        </text:list-item>
        <text:list-item>
          <text:p text:style-name="P39"><text:span text:style-name="T21">Lead developer</text:span><text:span text:style-name="T20"> </text:span><text:span text:style-name="T23">for web-based</text:span><text:span text:style-name="T22"> census and demographic </text:span><text:span text:style-name="T23">data-mining tool </text:span><text:span text:style-name="T20">(</text:span><text:span text:style-name="T24">MetroPulse Chicago</text:span><text:span text:style-name="T21">: </text:span><text:span text:style-name="T20"><text:s/>demo: </text:span><text:a xlink:type="simple" xlink:href="http://bit.ly/2wU5Yun" text:style-name="Internet_20_link" text:visited-style-name="Visited_20_Internet_20_Link"><text:span text:style-name="T25">http://bit.ly/2wU5Yun</text:span></text:a><text:span text:style-name="T20">)</text:span></text:p>
        </text:list-item>
        <text:list-item>
          <text:p text:style-name="P38"><text:span text:style-name="T33">Lead developer on</text:span><text:span text:style-name="T30"> an iPad ‘concierge’ app to connect heart patients, their nurses and caregivers </text:span><text:span text:style-name="T33">(</text:span><text:span text:style-name="T39">ContinuCare)</text:span><text:span text:style-name="T34"> and <text:s/>a blood drive simulation sales tool </text:span><text:span text:style-name="T35">for the iPad </text:span><text:span text:style-name="T34">(</text:span><text:span text:style-name="T40">Automated Whole Blood Collector)</text:span></text:p>
        </text:list-item>
      </text:list>
      <text:h text:style-name="P15" text:outline-level="2">APR 2010 - AUG 2012</text:h>
      <text:h text:style-name="P1" text:outline-level="3"><text:span text:style-name="T10">Truven Health Analytics, Chicago, IL</text:span><text:span text:style-name="T18"> </text:span><text:span text:style-name="T1">- </text:span><text:span text:style-name="T4">Senior Software Engineer</text:span></text:h>
      <text:list xml:id="list3814424486" text:style-name="L5">
        <text:list-item>
          <text:p text:style-name="P53"><text:span text:style-name="T30">Developed hosted web applications </text:span><text:span text:style-name="T38">CareDiscovery</text:span><text:span text:style-name="T30"> and </text:span><text:span text:style-name="T38">IntegrationDiscovery</text:span><text:span text:style-name="T30">, Business Intelligence and data mining tools for </text:span><text:span text:style-name="T33">a 4 TB Oracle OLAP Data Warehouse of Hospital Billing data</text:span></text:p>
        </text:list-item>
        <text:list-item>
          <text:p text:style-name="P33">Created servlet- and portal-based <text:span text:style-name="T74">J2EE</text:span> web applications for IBM Websphere Portal 5, Tomcat 6 &amp; Glassfish i<text:span text:style-name="T74">n Java 1.4 &amp; 6 Servlets, JSP, jQuery Javascript, <text:s/>PL/SQL stored procedures</text:span></text:p>
        </text:list-item>
      </text:list>
      <text:h text:style-name="P15" text:outline-level="2">OCT 2008 - MAR 2010</text:h>
      <text:h text:style-name="P1" text:outline-level="3"><text:span text:style-name="T10">iCrossing, Chicago, IL</text:span><text:span text:style-name="T18"> </text:span><text:span text:style-name="T1">- </text:span><text:span text:style-name="T4">Senior Software Engineer</text:span></text:h>
      <text:list xml:id="list222569625" text:style-name="L6">
        <text:list-item>
          <text:p text:style-name="P54"><text:span text:style-name="T33">Front End D</text:span><text:span text:style-name="T32">eveloper for</text:span><text:span text:style-name="T30"> hosted web application </text:span><text:span text:style-name="T38">Merchantize</text:span><text:span text:style-name="T30">, </text:span><text:span text:style-name="T32">an Ad Technology</text:span><text:span text:style-name="T30"> tool for managing clients' Paid Search campaigns, </text:span><text:span text:style-name="T36">keyword purchases and</text:span><text:span text:style-name="T30"> </text:span><text:span text:style-name="T37">cost-per-click </text:span><text:span text:style-name="T36">advertising </text:span><text:span text:style-name="T30">with major search and shopping engines (Google, Yahoo, MSN, NexTag, PriceGrabber)</text:span></text:p>
        </text:list-item>
        <text:list-item>
          <text:p text:style-name="P35"><text:span text:style-name="T74">Consumed streaming XML-based product feeds for clients Sears, The Gap, Hilton, Lands End, LEGO, and Williams Sonoma with cron-based processes written in</text:span> Perl, Bash, <text:span text:style-name="T74">SMTP</text:span> <text:span text:style-name="T74">&amp; </text:span>Java. </text:p>
        </text:list-item>
        <text:list-item>
          <text:p text:style-name="P34"><text:span text:style-name="T75">Wrote PDF</text:span> reports in Apache POI <text:span text:style-name="T75">Java, cleaned product feeds and resolved Mysql data integrity issues</text:span></text:p>
        </text:list-item>
      </text:list>
      <text:h text:style-name="P15" text:outline-level="2"><text:soft-page-break/>FEB 2008 - OCT 2008</text:h>
      <text:h text:style-name="P1" text:outline-level="3"><text:span text:style-name="T10">Chicago Tribune, Chicago, IL</text:span><text:span text:style-name="T18"> </text:span><text:span text:style-name="T1">- </text:span><text:span text:style-name="T4">Senior Internet Applications Developer</text:span></text:h>
      <text:list xml:id="list3412888042" text:style-name="L7">
        <text:list-item>
          <text:p text:style-name="P51">Developed web software and content management behind all of Tribune Corp's newspaper, radio and television websites, including Chicago Tribune, LA Times, Red Eye. </text:p>
        </text:list-item>
        <text:list-item>
          <text:p text:style-name="P36">Developed code in Java 1.5 on J2EE platform including Oracle Application Server 10g, Oracle DB 10g, FAST search server, Sun Webserver (iPlanet) and TopLink 9.0 for web services. </text:p>
        </text:list-item>
        <text:list-item>
          <text:p text:style-name="P37"><text:span text:style-name="T76">Created scheduled jobs for sweeping expired database content and</text:span> JMeter test plans <text:span text:style-name="T77">to </text:span>simulate heavy load on high-profile chicagotribune.com website. </text:p>
        </text:list-item>
      </text:list>
      <text:h text:style-name="P8" text:outline-level="1">Education</text:h>
      <text:h text:style-name="P1" text:outline-level="3"><text:span text:style-name="T10">Northwestern University, Evanston, IL</text:span><text:span text:style-name="T3"> – </text:span><text:span text:style-name="T4">PhD Music Theory</text:span></text:h>
      <text:p text:style-name="P13"><text:span text:style-name="T20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26">http://bit.ly/2wUbFZq</text:span></text:a></text:p>
      <text:h text:style-name="P14" text:outline-level="3"><text:span text:style-name="T10">Eastman School of Music, Rochester, NY</text:span><text:span text:style-name="T3"> – </text:span><text:span text:style-name="T4">MA Music Theory</text:span></text:h>
      <text:p text:style-name="P11"><text:span text:style-name="T19">Analysis techniques on classical and 20th Century music. Formal computer programming studies. Thesis on Edgard Var</text:span><text:span text:style-name="T29">èse.</text:span></text:p>
      <text:h text:style-name="P14" text:outline-level="3"><text:span text:style-name="T10">California State University, Los Angeles, CA</text:span><text:span text:style-name="T3"> – </text:span><text:span text:style-name="T4">BM Piano Performance</text:span></text:h>
      <text:p text:style-name="P12">Performed Junior and Senior recitals, <text:span text:style-name="T55">placed</text:span> in competitions, and performed Beethoven concerto with orchestra.</text:p>
      <text:h text:style-name="P9" text:outline-level="1"><text:span text:style-name="T27">Certifications</text:span><text:span text:style-name="T28"> </text:span></text:h>
      <text:p text:style-name="P24">March 2005: Sun Certified Web Component Developer for J2EE 1.4 (SCWCD)</text:p>
      <text:p text:style-name="P21">Apr 2004: Sun Certified Programmer for the Java 2 Platform 1.4 (SCJP)</text:p>
      <text:h text:style-name="P8" text:outline-level="1">References</text:h>
      <text:p text:style-name="P25">Available on request.</text:p>
      <text:p text:style-name="P10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8-12-14T11:07:34.697327000</dc:date>
    <meta:editing-duration>P28DT23H56M18S</meta:editing-duration>
    <meta:editing-cycles>47</meta:editing-cycles>
    <meta:generator>LibreOffice/6.0.3.2$MacOSX_X86_64 LibreOffice_project/8f48d515416608e3a835360314dac7e47fd0b821</meta:generator>
    <meta:print-date>2017-05-12T16:00:39.186676000</meta:print-date>
    <meta:document-statistic meta:table-count="0" meta:image-count="0" meta:object-count="0" meta:page-count="3" meta:paragraph-count="72" meta:word-count="974" meta:character-count="6666" meta:non-whitespace-character-count="5766"/>
  </office:meta>
</office:document-meta>
</file>